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3T15.23.14.rdf"/>
  <manifest:file-entry manifest:media-type="" manifest:full-path="meta/be.docarch.odt2braille.checker.PostConversionBrailleChecker/"/>
  <manifest:file-entry manifest:media-type="application/rdf+xml" manifest:full-path="meta/be.docarch.accessibility.ooo.MainChecker/2011-08-03T15.24.36.rdf"/>
  <manifest:file-entry manifest:media-type="" manifest:full-path="meta/be.docarch.accessibility.ooo.Main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ithCaption" style:family="table">
      <style:table-properties style:width="17cm" table:align="margins"/>
    </style:style>
    <style:style style:name="TableWithCaption.A" style:family="table-column">
      <style:table-column-properties style:column-width="5.667cm" style:rel-column-width="21845*"/>
    </style:style>
    <style:style style:name="TableWithCaption.1" style:family="table-row">
      <style:table-row-properties style:keep-together="false" fo:keep-together="always"/>
    </style:style>
    <style:style style:name="TableWithCap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WithCaption.C1" style:family="table-cell">
      <style:table-cell-properties fo:padding="0.097cm" fo:border="0.002cm solid #000000"/>
    </style:style>
    <style:style style:name="TableWithCaption.A2" style:family="table-cell">
      <style:table-cell-properties fo:padding="0.097cm" fo:border-left="0.002cm solid #000000" fo:border-right="none" fo:border-top="none" fo:border-bottom="0.002cm solid #000000"/>
    </style:style>
    <style:style style:name="TableWithCapt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Captions</text:h>
      <text:h text:style-name="Heading_20_2" text:outline-level="2">No Caption</text:h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Table_20_Heading">First column</text:p>
            </table:table-cell>
            <table:table-cell table:style-name="Table1.A1" office:value-type="string">
              <text:p text:style-name="Table_20_Heading">Second column</text:p>
            </table:table-cell>
            <table:table-cell table:style-name="Table1.C1" office:value-type="string">
              <text:p text:style-name="Table_20_Heading">Third colum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Row 1, column 1</text:p>
          </table:table-cell>
          <table:table-cell table:style-name="Table1.A2" office:value-type="string">
            <text:p text:style-name="Table_20_Contents">Row 1, column 2</text:p>
          </table:table-cell>
          <table:table-cell table:style-name="Table1.C2" office:value-type="string">
            <text:p text:style-name="Table_20_Contents">Row 1, column 3</text:p>
          </table:table-cell>
        </table:table-row>
        <table:table-row table:style-name="Table1.1">
          <table:table-cell table:style-name="Table1.A2" office:value-type="string">
            <text:p text:style-name="Table_20_Contents">Row 2, column 1</text:p>
          </table:table-cell>
          <table:table-cell table:style-name="Table1.A2" office:value-type="string">
            <text:p text:style-name="Table_20_Contents">Row 2, column 2</text:p>
          </table:table-cell>
          <table:table-cell table:style-name="Table1.C2" office:value-type="string">
            <text:p text:style-name="Table_20_Contents">Row 2, column 3</text:p>
          </table:table-cell>
        </table:table-row>
        <table:table-row table:style-name="Table1.1">
          <table:table-cell table:style-name="Table1.A2" office:value-type="string">
            <text:p text:style-name="Table_20_Contents">Row 3, column 1</text:p>
          </table:table-cell>
          <table:table-cell table:style-name="Table1.A2" office:value-type="string">
            <text:p text:style-name="Table_20_Contents">Row 3, column 2</text:p>
          </table:table-cell>
          <table:table-cell table:style-name="Table1.C2" office:value-type="string">
            <text:p text:style-name="Table_20_Contents">Row 3, column 3</text:p>
          </table:table-cell>
        </table:table-row>
      </table:table>
      <text:h text:style-name="Heading_20_2" text:outline-level="2">Caption above table</text:h>
      <text:p text:style-name="Table">Table <text:sequence text:ref-name="refTable0" text:name="Table" text:formula="ooow:Table+1" style:num-format="1">1</text:sequence>: This is the caption text</text:p>
      <table:table table:name="TableWithCaption" table:style-name="TableWithCaption">
        <table:table-column table:style-name="TableWithCaption.A" table:number-columns-repeated="3"/>
        <table:table-header-rows>
          <table:table-row table:style-name="TableWithCaption.1">
            <table:table-cell table:style-name="TableWithCaption.A1" office:value-type="string">
              <text:p text:style-name="Table_20_Heading">First column</text:p>
            </table:table-cell>
            <table:table-cell table:style-name="TableWithCaption.A1" office:value-type="string">
              <text:p text:style-name="Table_20_Heading">Second column</text:p>
            </table:table-cell>
            <table:table-cell table:style-name="TableWithCaption.C1" office:value-type="string">
              <text:p text:style-name="Table_20_Heading">Third column</text:p>
            </table:table-cell>
          </table:table-row>
        </table:table-header-rows>
        <table:table-row table:style-name="TableWithCaption.1">
          <table:table-cell table:style-name="TableWithCaption.A2" office:value-type="string">
            <text:p text:style-name="Table_20_Contents">Row 1, column 1</text:p>
          </table:table-cell>
          <table:table-cell table:style-name="TableWithCaption.A2" office:value-type="string">
            <text:p text:style-name="Table_20_Contents">Row 1, column 2</text:p>
          </table:table-cell>
          <table:table-cell table:style-name="TableWithCaption.C2" office:value-type="string">
            <text:p text:style-name="Table_20_Contents">Row 1, column 3</text:p>
          </table:table-cell>
        </table:table-row>
        <table:table-row table:style-name="TableWithCaption.1">
          <table:table-cell table:style-name="TableWithCaption.A2" office:value-type="string">
            <text:p text:style-name="Table_20_Contents">Row 2, column 1</text:p>
          </table:table-cell>
          <table:table-cell table:style-name="TableWithCaption.A2" office:value-type="string">
            <text:p text:style-name="Table_20_Contents">Row 2, column 2</text:p>
          </table:table-cell>
          <table:table-cell table:style-name="TableWithCaption.C2" office:value-type="string">
            <text:p text:style-name="Table_20_Contents">Row 2, column 3</text:p>
          </table:table-cell>
        </table:table-row>
        <table:table-row table:style-name="TableWithCaption.1">
          <table:table-cell table:style-name="TableWithCaption.A2" office:value-type="string">
            <text:p text:style-name="Table_20_Contents">Row 3, column 1</text:p>
          </table:table-cell>
          <table:table-cell table:style-name="TableWithCaption.A2" office:value-type="string">
            <text:p text:style-name="Table_20_Contents">Row 3, column 2</text:p>
          </table:table-cell>
          <table:table-cell table:style-name="TableWithCaption.C2" office:value-type="string">
            <text:p text:style-name="Table_20_Contents">Row 3, column 3</text:p>
          </table:table-cell>
        </table:table-row>
      </table:table>
      <text:h text:style-name="Heading_20_2" text:outline-level="2">Caption below table</text:h>
      <table:table table:name="Table5" table:style-name="Table5">
        <table:table-column table:style-name="Table5.A" table:number-columns-repeated="3"/>
        <table:table-header-rows>
          <table:table-row table:style-name="Table5.1">
            <table:table-cell table:style-name="Table5.A1" office:value-type="string">
              <text:p text:style-name="Table_20_Heading">First column</text:p>
            </table:table-cell>
            <table:table-cell table:style-name="Table5.A1" office:value-type="string">
              <text:p text:style-name="Table_20_Heading">Second column</text:p>
            </table:table-cell>
            <table:table-cell table:style-name="Table5.C1" office:value-type="string">
              <text:p text:style-name="Table_20_Heading">Third colum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Row 1, column 1</text:p>
          </table:table-cell>
          <table:table-cell table:style-name="Table5.A2" office:value-type="string">
            <text:p text:style-name="Table_20_Contents">Row 1, column 2</text:p>
          </table:table-cell>
          <table:table-cell table:style-name="Table5.C2" office:value-type="string">
            <text:p text:style-name="Table_20_Contents">Row 1, column 3</text:p>
          </table:table-cell>
        </table:table-row>
        <table:table-row table:style-name="Table5.1">
          <table:table-cell table:style-name="Table5.A2" office:value-type="string">
            <text:p text:style-name="Table_20_Contents">Row 2, column 1</text:p>
          </table:table-cell>
          <table:table-cell table:style-name="Table5.A2" office:value-type="string">
            <text:p text:style-name="Table_20_Contents">Row 2, column 2</text:p>
          </table:table-cell>
          <table:table-cell table:style-name="Table5.C2" office:value-type="string">
            <text:p text:style-name="Table_20_Contents">Row 2, column 3</text:p>
          </table:table-cell>
        </table:table-row>
        <table:table-row table:style-name="Table5.1">
          <table:table-cell table:style-name="Table5.A2" office:value-type="string">
            <text:p text:style-name="Table_20_Contents">Row 3, column 1</text:p>
          </table:table-cell>
          <table:table-cell table:style-name="Table5.A2" office:value-type="string">
            <text:p text:style-name="Table_20_Contents">Row 3, column 2</text:p>
          </table:table-cell>
          <table:table-cell table:style-name="Table5.C2" office:value-type="string">
            <text:p text:style-name="Table_20_Contents">Row 3, column 3</text:p>
          </table:table-cell>
        </table:table-row>
      </table:table>
      <text:p text:style-name="Table">Table <text:sequence text:ref-name="refTable1" text:name="Table" text:formula="ooow:Table+1" style:num-format="1">2</text:sequence>: This is the captio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2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3T15:25:08.01</dc:date>
    <dc:creator>Bert Frees</dc:creator>
    <meta:editing-duration>PT1H8M21S</meta:editing-duration>
    <meta:editing-cycles>7</meta:editing-cycles>
    <meta:generator>OpenOffice.org/3.3$Win32 OpenOffice.org_project/330m19$Build-9561</meta:generator>
    <meta:document-statistic meta:table-count="3" meta:image-count="0" meta:object-count="0" meta:page-count="1" meta:paragraph-count="42" meta:word-count="150" meta:character-count="644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